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586c" officeooo:paragraph-rsid="0004586c"/>
    </style:style>
    <style:style style:name="P2" style:family="paragraph" style:parent-style-name="Standard">
      <style:text-properties officeooo:rsid="0004586c" officeooo:paragraph-rsid="0004586c"/>
    </style:style>
    <style:style style:name="P3" style:family="paragraph" style:parent-style-name="Standard">
      <style:text-properties fo:font-variant="normal" fo:text-transform="none" fo:color="#000000" style:font-name="Open Sans" fo:font-size="9.75pt" fo:letter-spacing="normal" fo:font-style="normal" fo:font-weight="normal" officeooo:rsid="0004586c" officeooo:paragraph-rsid="0004586c"/>
    </style:style>
    <style:style style:name="P4" style:family="paragraph" style:parent-style-name="Standard">
      <style:text-properties fo:font-variant="normal" fo:text-transform="none" fo:color="#000000" style:font-name="Open Sans" fo:font-size="9.75pt" fo:letter-spacing="normal" fo:font-style="normal" fo:font-weight="normal" officeooo:rsid="00080b5c" officeooo:paragraph-rsid="00080b5c"/>
    </style:style>
    <style:style style:name="T1" style:family="text">
      <style:text-properties officeooo:rsid="0004c6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 pull-request</text:p>
      <text:p text:style-name="P1"/>
      <text:p text:style-name="P1">write it by Markdown</text:p>
      <text:p text:style-name="P1"/>
      <text:p text:style-name="P1"/>
      <text:p text:style-name="P1">How , find the Trim wrong?<text:span text:style-name="T1">And then use TrimPrefix.</text:span></text:p>
      <text:p text:style-name="P1"/>
      <text:p text:style-name="P1"/>
      <text:p text:style-name="P3">sublime shift+ctrl +P PCIP</text:p>
      <text:p text:style-name="P4">markdown plu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4:12:21.404992737</meta:creation-date>
    <dc:date>2020-05-27T14:58:02.494867689</dc:date>
    <meta:editing-duration>PT4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1" meta:character-count="126" meta:non-whitespace-character-count="110"/>
  </office:meta>
</office:document-meta>
</file>